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ventConverter.fini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EventConverter.decode(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EventConverter.isMarshall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Converter.encode( 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EventConverter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EventConvert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